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 fo:min-height="1.15cm" fo:min-width="3.1cm"/>
    </style:style>
    <style:style style:name="gr2" style:family="graphic" style:parent-style-name="objectwithoutfill">
      <style:graphic-properties draw:marker-end="Arrow" draw:marker-end-width="0.3cm" draw:fill="solid" draw:fill-color="#0084d1" draw:textarea-vertical-align="middle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1.014cm" fo:min-width="2.964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4d1"/>
      <style:paragraph-properties fo:text-align="center"/>
      <style:text-properties fo:color="#ffffff"/>
    </style:style>
    <style:style style:name="P3" style:family="paragraph">
      <loext:graphic-properties draw:fill="solid" draw:fill-color="#0084d1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579d1c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cm" svg:height="1.4cm" svg:x="1cm" svg:y="9.6cm">
          <text:p text:style-name="P1"><text:span text:style-name="T1">Stufe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1.4cm" svg:x="4.851cm" svg:y="9.6cm">
          <text:p text:style-name="P1"><text:span text:style-name="T1">Stufe 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1.4cm" svg:x="8.701cm" svg:y="9.6cm">
          <text:p text:style-name="P1"><text:span text:style-name="T1">Stufe 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1.4cm" svg:x="12.552cm" svg:y="9.6cm">
          <text:p text:style-name="P1"><text:span text:style-name="T1">Stufe 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6cm" svg:height="1.4cm" svg:x="16.4cm" svg:y="9.6cm">
          <text:p text:style-name="P1"><text:span text:style-name="T1">Stufe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cm" svg:height="1.4cm" svg:x="1cm" svg:y="1.8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8cm" svg:y1="3.2cm" svg:x2="2.8cm" svg:y2="7.4cm" draw:start-shape="id1" draw:start-glue-point="2" draw:end-shape="id2" draw:end-glue-point="0" svg:d="M2800 3200v4200" svg:viewBox="0 0 1 4201">
          <text:p/>
        </draw:connector>
        <draw:custom-shape draw:style-name="gr3" draw:text-style-name="P5" xml:id="id2" draw:id="id2" draw:layer="layout" svg:width="3.6cm" svg:height="1.4cm" svg:x="1cm" svg:y="7.4cm">
          <text:p text:style-name="P4"><text:span text:style-name="T2">Abfrage</text:span></text:p>
          <text:p text:style-name="P4"><text:span text:style-name="T2">tägl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.6cm" svg:height="1.4cm" svg:x="8.701cm" svg:y="5.302cm">
          <text:p text:style-name="P4"><text:span text:style-name="T2">Abfrage</text:span></text:p>
          <text:p text:style-name="P4"><text:span text:style-name="T2">15 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3.6cm" svg:height="1.4cm" svg:x="12.552cm" svg:y="4.251cm">
          <text:p text:style-name="P4"><text:span text:style-name="T2">Abfrage</text:span></text:p>
          <text:p text:style-name="P4"><text:span text:style-name="T2">30 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3.6cm" svg:height="1.4cm" svg:x="16.4cm" svg:y="3.2cm">
          <text:p text:style-name="P4"><text:span text:style-name="T2">Abfrage</text:span></text:p>
          <text:p text:style-name="P4"><text:span text:style-name="T2">60 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6cm" svg:height="1.4cm" svg:x="4.852cm" svg:y="6.352cm">
          <text:p text:style-name="P4"><text:span text:style-name="T2">Abfrage</text:span></text:p>
          <text:p text:style-name="P4"><text:span text:style-name="T2">5 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2.8cm" svg:y1="8.8cm" svg:x2="6.652cm" svg:y2="7.752cm" draw:start-shape="id2" draw:start-glue-point="2" draw:end-shape="id3" draw:end-glue-point="2" svg:d="M2800 8800c0 753 3852 1277 3852-1048" svg:viewBox="0 0 3853 1688">
          <text:p/>
        </draw:connector>
        <draw:connector draw:style-name="gr4" draw:text-style-name="P6" draw:layer="layout" draw:type="curve" svg:x1="6.652cm" svg:y1="7.752cm" svg:x2="10.501cm" svg:y2="6.702cm" draw:start-shape="id3" draw:start-glue-point="2" draw:end-shape="id4" draw:end-glue-point="2" svg:d="M6652 7752c0 753 3849 1278 3849-1050" svg:viewBox="0 0 3850 1690">
          <text:p/>
        </draw:connector>
        <draw:connector draw:style-name="gr4" draw:text-style-name="P6" draw:layer="layout" draw:type="curve" svg:x1="10.501cm" svg:y1="6.702cm" svg:x2="14.352cm" svg:y2="5.651cm" draw:start-shape="id4" draw:start-glue-point="2" draw:end-shape="id5" draw:end-glue-point="2" svg:d="M10501 6702c0 753 3851 1278 3851-1051" svg:viewBox="0 0 3852 1691">
          <text:p/>
        </draw:connector>
        <draw:connector draw:style-name="gr4" draw:text-style-name="P6" draw:layer="layout" draw:type="curve" svg:x1="14.352cm" svg:y1="5.651cm" svg:x2="18.2cm" svg:y2="4.6cm" draw:start-shape="id5" draw:start-glue-point="2" draw:end-shape="id6" svg:d="M14352 5651c0 753 3848 1278 3848-1051" svg:viewBox="0 0 3849 1691">
          <text:p/>
        </draw:connector>
        <draw:connector draw:style-name="gr4" draw:text-style-name="P6" draw:layer="layout" draw:type="curve" svg:x1="18.2cm" svg:y1="3.2cm" svg:x2="14.352cm" svg:y2="4.251cm" draw:start-shape="id6" draw:start-glue-point="0" draw:end-shape="id5" svg:d="M18200 3200c0-751-3848-1277-3848 1051" svg:viewBox="0 0 3849 1690">
          <text:p/>
        </draw:connector>
        <draw:connector draw:style-name="gr4" draw:text-style-name="P6" draw:layer="layout" draw:type="curve" svg:x1="14.352cm" svg:y1="4.251cm" svg:x2="10.501cm" svg:y2="5.302cm" draw:start-shape="id5" draw:start-glue-point="0" draw:end-shape="id4" draw:end-glue-point="0" svg:d="M14352 4251c0-751-3851-1277-3851 1051" svg:viewBox="0 0 3852 1690">
          <text:p/>
        </draw:connector>
        <draw:connector draw:style-name="gr4" draw:text-style-name="P6" draw:layer="layout" draw:type="curve" svg:x1="10.501cm" svg:y1="5.302cm" svg:x2="6.652cm" svg:y2="6.352cm" draw:start-shape="id4" draw:start-glue-point="0" draw:end-shape="id3" svg:d="M10501 5302c0-751-3849-1276-3849 1050" svg:viewBox="0 0 3850 1688">
          <text:p/>
        </draw:connector>
        <draw:connector draw:style-name="gr4" draw:text-style-name="P6" draw:layer="layout" draw:type="curve" svg:x1="6.652cm" svg:y1="6.352cm" svg:x2="2.8cm" svg:y2="7.4cm" draw:start-shape="id3" draw:start-glue-point="0" draw:end-shape="id2" draw:end-glue-point="0" svg:d="M6652 6352c0-751-3852-1275-3852 1048" svg:viewBox="0 0 3853 168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2T16:41:55.117000000</meta:creation-date>
    <dc:date>2020-02-22T16:53:19.659000000</dc:date>
    <meta:editing-duration>PT1M14S</meta:editing-duration>
    <meta:editing-cycles>1</meta:editing-cycles>
    <meta:generator>LibreOffice/6.3.0.4$Windows_X86_64 LibreOffice_project/057fc023c990d676a43019934386b85b21a9ee99</meta:generator>
    <meta:document-statistic meta:object-count="20"/>
  </office:meta>
</office:document-meta>
</file>